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1.645cm"/>
    </style:style>
    <style:style style:name="gr3" style:family="graphic" style:parent-style-name="standard">
      <style:graphic-properties draw:fill="solid" draw:fill-color="#bddd8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1.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3.088cm"/>
    </style:style>
    <style:style style:name="gr6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4.7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4.552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552cm"/>
    </style:style>
    <style:style style:name="gr11" style:family="graphic" style:parent-style-name="standard">
      <style:graphic-properties draw:fill="solid" draw:fill-color="#00ff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133cm"/>
    </style:style>
    <style:style style:name="gr18" style:family="graphic" style:parent-style-name="standard">
      <style:graphic-properties draw:stroke="solid" draw:stroke-dash="Ultrafine_20_Dashed" svg:stroke-width="0.1cm" svg:stroke-color="#2300dc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825cm"/>
    </style:style>
    <style:style style:name="gr20" style:family="graphic" style:parent-style-name="standard">
      <style:graphic-properties svg:stroke-width="0.1cm" svg:stroke-color="#2300dc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9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83cm"/>
    </style:style>
    <style:style style:name="gr23" style:family="graphic" style:parent-style-name="standard">
      <style:graphic-properties draw:stroke="none" svg:stroke-color="#2300dc" draw:fill="none" draw:fill-color="#ffffff" draw:textarea-horizontal-align="left" draw:auto-grow-height="true" draw:auto-grow-width="true" fo:min-height="0.297cm" fo:min-width="0.637cm"/>
    </style:style>
    <style:style style:name="gr24" style:family="graphic" style:parent-style-name="standard">
      <style:graphic-properties draw:stroke="none" svg:stroke-color="#2300dc" draw:fill="none" draw:fill-color="#ffffff" draw:textarea-horizontal-align="left" draw:auto-grow-height="true" draw:auto-grow-width="true" fo:min-height="0.297cm" fo:min-width="0.6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5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3.8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6.7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6.6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4.0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8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3.3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0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3.0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2.9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4.1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1.9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.5pt" fo:font-weight="bold"/>
    </style:style>
    <style:style style:name="P4" style:family="paragraph">
      <style:paragraph-properties fo:margin-left="0cm" fo:margin-right="0cm" fo:text-indent="0cm"/>
      <style:text-properties fo:font-size="11.5pt" fo:font-style="italic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7.2999992370605pt" fo:font-weight="bold"/>
    </style:style>
    <style:style style:name="P7" style:family="paragraph">
      <style:text-properties fo:font-weight="bold"/>
    </style:style>
    <style:style style:name="P8" style:family="paragraph">
      <style:paragraph-properties fo:margin-left="0cm" fo:margin-right="0cm" fo:text-align="center" fo:text-indent="0cm"/>
      <style:text-properties fo:font-size="11.5pt" fo:font-weight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margin-left="0cm" fo:margin-right="0cm" fo:text-indent="0cm"/>
      <style:text-properties fo:font-size="11.5pt"/>
    </style:style>
    <style:style style:name="P11" style:family="paragraph">
      <style:paragraph-properties fo:margin-left="0cm" fo:margin-right="0cm" fo:text-indent="0cm"/>
      <style:text-properties fo:color="#2300dc" fo:font-size="11.5pt" fo:font-weight="bold"/>
    </style:style>
    <style:style style:name="P12" style:family="paragraph">
      <style:paragraph-properties fo:margin-left="0cm" fo:margin-right="0cm" fo:text-indent="0cm"/>
      <style:text-properties fo:color="#000000" fo:font-size="11.5pt" fo:font-weight="bold"/>
    </style:style>
    <style:style style:name="P13" style:family="paragraph">
      <style:paragraph-properties fo:margin-left="0cm" fo:margin-right="0cm" fo:text-indent="0cm"/>
      <style:text-properties fo:font-size="7.69999980926514pt" fo:font-style="italic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italic" fo:font-weight="bold"/>
    </style:style>
    <style:style style:name="T4" style:family="text">
      <style:text-properties fo:font-size="12pt" fo:font-style="normal"/>
    </style:style>
    <style:style style:name="T5" style:family="text">
      <style:text-properties fo:font-size="17.2999992370605pt" fo:font-weight="bold"/>
    </style:style>
    <style:style style:name="T6" style:family="text">
      <style:text-properties fo:font-weight="bold"/>
    </style:style>
    <style:style style:name="T7" style:family="text">
      <style:text-properties fo:font-size="12pt"/>
    </style:style>
    <style:style style:name="T8" style:family="text">
      <style:text-properties fo:color="#2300dc" fo:font-size="8pt" fo:font-weight="bold"/>
    </style:style>
    <style:style style:name="T9" style:family="text">
      <style:text-properties fo:color="#000000" fo:font-size="8pt" fo:font-weight="bold"/>
    </style:style>
    <style:style style:name="T10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entBorderUpdate" draw:style-name="dp1" draw:master-page-name="Default">
        <draw:rect draw:style-name="gr1" draw:text-style-name="P1" draw:layer="layout" svg:width="4.272cm" svg:height="2.885cm" svg:x="13.329cm" svg:y="4.308cm">
          <text:p text:style-name="P2"/>
        </draw:rect>
        <draw:rect draw:style-name="gr1" draw:text-style-name="P1" draw:layer="layout" svg:width="4.272cm" svg:height="2.885cm" svg:x="3.862cm" svg:y="4.438cm">
          <text:p text:style-name="P2"/>
        </draw:rect>
        <draw:frame draw:style-name="gr2" draw:text-style-name="P3" draw:layer="layout" svg:width="2.145cm" svg:height="0.725cm" svg:x="3.853cm" svg:y="4.438cm">
          <draw:text-box>
            <text:p text:style-name="P2"><text:span text:style-name="T1">server1</text:span></text:p>
          </draw:text-box>
        </draw:frame>
        <draw:frame draw:style-name="gr2" draw:text-style-name="P3" draw:layer="layout" svg:width="2.145cm" svg:height="0.725cm" svg:x="13.342cm" svg:y="4.308cm">
          <draw:text-box>
            <text:p text:style-name="P2"><text:span text:style-name="T1">server2</text:span></text:p>
          </draw:text-box>
        </draw:frame>
        <draw:rect draw:style-name="gr3" draw:text-style-name="P1" draw:layer="layout" svg:width="4.272cm" svg:height="1.443cm" svg:x="3.862cm" svg:y="11.651cm">
          <text:p text:style-name="P2"/>
        </draw:rect>
        <draw:frame draw:style-name="gr4" draw:text-style-name="P3" draw:layer="layout" svg:width="1.72cm" svg:height="0.725cm" svg:x="3.862cm" svg:y="11.651cm">
          <draw:text-box>
            <text:p text:style-name="P2"><text:span text:style-name="T1">client</text:span></text:p>
          </draw:text-box>
        </draw:frame>
        <draw:frame draw:style-name="gr5" draw:text-style-name="P4" draw:layer="layout" svg:width="3.588cm" svg:height="0.725cm" svg:x="1.342cm" svg:y="8.285cm">
          <draw:text-box>
            <text:p text:style-name="P2"><text:span text:style-name="T2">RegularUpdate</text:span></text:p>
          </draw:text-box>
        </draw:frame>
        <draw:line draw:style-name="gr6" draw:text-style-name="P1" draw:layer="layout" svg:x1="7.6cm" svg:y1="5.399cm" svg:x2="14.542cm" svg:y2="5.399cm">
          <text:p text:style-name="P2"/>
        </draw:line>
        <draw:frame draw:style-name="gr7" draw:text-style-name="P4" draw:layer="layout" svg:width="5.228cm" svg:height="0.725cm" svg:x="8.134cm" svg:y="4.703cm">
          <draw:text-box>
            <text:p text:style-name="P2"><text:span text:style-name="T3">1</text:span><text:span text:style-name="T2"> RequestClientUpdate</text:span></text:p>
          </draw:text-box>
        </draw:frame>
        <draw:line draw:style-name="gr6" draw:text-style-name="P1" draw:layer="layout" svg:x1="14.542cm" svg:y1="6.361cm" svg:x2="7.6cm" svg:y2="6.361cm">
          <text:p text:style-name="P2"/>
        </draw:line>
        <draw:frame draw:style-name="gr8" draw:text-style-name="P4" draw:layer="layout" svg:width="5.052cm" svg:height="0.725cm" svg:x="8.245cm" svg:y="5.664cm">
          <draw:text-box>
            <text:p text:style-name="P2"><text:span text:style-name="T3">2</text:span><text:span text:style-name="T2"> AnswerClientUpdate</text:span></text:p>
          </draw:text-box>
        </draw:frame>
        <draw:line draw:style-name="gr6" draw:text-style-name="P1" draw:layer="layout" svg:x1="7.6cm" svg:y1="6.842cm" svg:x2="7.6cm" svg:y2="12.132cm">
          <text:p text:style-name="P2"/>
        </draw:line>
        <draw:custom-shape draw:style-name="gr9" draw:text-style-name="P1" draw:layer="layout" svg:width="0.534cm" svg:height="3.366cm" svg:x="5.032cm" svg:y="7.657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5.052cm" svg:height="1.199cm" svg:x="7.6cm" svg:y="8.766cm">
          <draw:text-box>
            <text:p text:style-name="P2"><text:span text:style-name="T3">3</text:span><text:span text:style-name="T2"> AnswerClientUpdate</text:span></text:p>
            <text:p text:style-name="P5"><text:span text:style-name="T4">(forwarded to client)</text:span></text:p>
          </draw:text-box>
        </draw:frame>
        <draw:rect draw:style-name="gr1" draw:text-style-name="P1" draw:layer="layout" svg:width="4.272cm" svg:height="2.885cm" svg:x="13.863cm" svg:y="15.849cm">
          <text:p text:style-name="P2"/>
        </draw:rect>
        <draw:rect draw:style-name="gr1" draw:text-style-name="P1" draw:layer="layout" svg:width="4.272cm" svg:height="2.885cm" svg:x="4.396cm" svg:y="15.979cm">
          <text:p text:style-name="P2"/>
        </draw:rect>
        <draw:frame draw:style-name="gr2" draw:text-style-name="P3" draw:layer="layout" svg:width="2.145cm" svg:height="0.725cm" svg:x="4.387cm" svg:y="15.979cm">
          <draw:text-box>
            <text:p text:style-name="P2"><text:span text:style-name="T1">server1</text:span></text:p>
          </draw:text-box>
        </draw:frame>
        <draw:frame draw:style-name="gr2" draw:text-style-name="P3" draw:layer="layout" svg:width="2.145cm" svg:height="0.725cm" svg:x="13.863cm" svg:y="15.849cm">
          <draw:text-box>
            <text:p text:style-name="P2"><text:span text:style-name="T1">server2</text:span></text:p>
          </draw:text-box>
        </draw:frame>
        <draw:rect draw:style-name="gr3" draw:text-style-name="P1" draw:layer="layout" svg:width="4.272cm" svg:height="1.443cm" svg:x="4.396cm" svg:y="23.192cm">
          <text:p text:style-name="P2"/>
        </draw:rect>
        <draw:frame draw:style-name="gr4" draw:text-style-name="P3" draw:layer="layout" svg:width="1.72cm" svg:height="0.725cm" svg:x="4.396cm" svg:y="23.192cm">
          <draw:text-box>
            <text:p text:style-name="P2"><text:span text:style-name="T1">client</text:span></text:p>
          </draw:text-box>
        </draw:frame>
        <draw:frame draw:style-name="gr5" draw:text-style-name="P4" draw:layer="layout" svg:width="3.588cm" svg:height="0.725cm" svg:x="1.876cm" svg:y="19.826cm">
          <draw:text-box>
            <text:p text:style-name="P2"><text:span text:style-name="T2">RegularUpdate</text:span></text:p>
          </draw:text-box>
        </draw:frame>
        <draw:line draw:style-name="gr6" draw:text-style-name="P1" draw:layer="layout" svg:x1="8.134cm" svg:y1="16.94cm" svg:x2="15.076cm" svg:y2="16.94cm">
          <text:p text:style-name="P2"/>
        </draw:line>
        <draw:frame draw:style-name="gr7" draw:text-style-name="P4" draw:layer="layout" svg:width="5.228cm" svg:height="0.725cm" svg:x="8.668cm" svg:y="16.243cm">
          <draw:text-box>
            <text:p text:style-name="P2"><text:span text:style-name="T3">1</text:span><text:span text:style-name="T2"> RequestClientUpdate</text:span></text:p>
          </draw:text-box>
        </draw:frame>
        <draw:line draw:style-name="gr6" draw:text-style-name="P1" draw:layer="layout" svg:x1="15.076cm" svg:y1="17.902cm" svg:x2="8.134cm" svg:y2="23.673cm">
          <text:p text:style-name="P2"/>
        </draw:line>
        <draw:frame draw:style-name="gr8" draw:text-style-name="P4" draw:layer="layout" svg:width="5.052cm" svg:height="0.725cm" svg:x="9.489cm" svg:y="21.533cm">
          <draw:text-box>
            <text:p text:style-name="P2"><text:span text:style-name="T3">2</text:span><text:span text:style-name="T2"> AnswerClientUpdate</text:span></text:p>
          </draw:text-box>
        </draw:frame>
        <draw:custom-shape draw:style-name="gr9" draw:text-style-name="P1" draw:layer="layout" svg:width="0.534cm" svg:height="3.366cm" svg:x="5.566cm" svg:y="19.19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11" draw:text-style-name="P6" draw:layer="layout" svg:width="1.602cm" svg:height="1.443cm" svg:x="1.193cm" svg:y="3.957cm">
          <text:p text:style-name="P5"><text:span text:style-name="T5">1</text:span></text:p>
        </draw:ellipse>
        <draw:ellipse draw:style-name="gr11" draw:text-style-name="P6" draw:layer="layout" svg:width="1.602cm" svg:height="1.443cm" svg:x="1.193cm" svg:y="15.498cm">
          <text:p text:style-name="P5"><text:span text:style-name="T5">2</text:span></text:p>
        </draw:ellipse>
        <draw:frame draw:style-name="gr12" draw:text-style-name="P7" draw:layer="layout" svg:width="6.678cm" svg:height="0.962cm" svg:x="1.457cm" svg:y="1.173cm">
          <draw:text-box>
            <text:p text:style-name="P2"><text:span text:style-name="T6">Update border client</text:span></text:p>
          </draw:text-box>
        </draw:frame>
      </draw:page>
      <draw:page draw:name="Client Migration" draw:style-name="dp1" draw:master-page-name="Default">
        <draw:custom-shape draw:style-name="gr13" draw:text-style-name="P8" draw:layer="layout" svg:width="9.077cm" svg:height="1.923cm" svg:x="6.508cm" svg:y="4.481cm">
          <text:p text:style-name="P5"><text:span text:style-name="T1">Mast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8" draw:layer="layout" svg:width="3.738cm" svg:height="3.366cm" svg:x="1.702cm" svg:y="8.809cm">
          <text:p text:style-name="P5"><text:span text:style-name="T1">Old</text:span></text:p>
          <text:p text:style-name="P5"><text:span text:style-name="T1">Ser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8" draw:layer="layout" svg:width="3.738cm" svg:height="3.366cm" svg:x="16.653cm" svg:y="8.809cm">
          <text:p text:style-name="P5"><text:span text:style-name="T1">New</text:span></text:p>
          <text:p text:style-name="P5"><text:span text:style-name="T1">Ser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6.941cm" svg:height="1.443cm" svg:x="7.576cm" svg:y="14.099cm">
          <text:p text:style-name="P5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06cm" svg:y1="11.694cm" svg:x2="8.11cm" svg:y2="14.099cm">
          <text:p text:style-name="P2"/>
        </draw:line>
        <draw:frame draw:style-name="gr17" draw:text-style-name="P10" draw:layer="layout" svg:width="2.633cm" svg:height="0.725cm" svg:x="5.974cm" svg:y="11.694cm">
          <draw:text-box>
            <text:p text:style-name="P2"><text:span text:style-name="T7">1'. Migrate</text:span></text:p>
          </draw:text-box>
        </draw:frame>
        <draw:line draw:style-name="gr18" draw:text-style-name="P9" draw:layer="layout" svg:x1="4.906cm" svg:y1="9.29cm" svg:x2="8.11cm" svg:y2="6.405cm">
          <text:p text:style-name="P2"/>
        </draw:line>
        <draw:frame draw:style-name="gr19" draw:text-style-name="P10" draw:layer="layout" svg:width="3.325cm" svg:height="0.725cm" svg:x="5.974cm" svg:y="7.847cm">
          <draw:text-box>
            <text:p text:style-name="P2"><text:span text:style-name="T7">1. Give player</text:span></text:p>
          </draw:text-box>
        </draw:frame>
        <draw:line draw:style-name="gr20" draw:text-style-name="P9" draw:layer="layout" svg:x1="13.983cm" svg:y1="6.405cm" svg:x2="17.187cm" svg:y2="9.29cm">
          <text:p text:style-name="P2"/>
        </draw:line>
        <draw:line draw:style-name="gr16" draw:text-style-name="P9" draw:layer="layout" svg:x1="17.187cm" svg:y1="11.694cm" svg:x2="13.983cm" svg:y2="14.099cm">
          <text:p text:style-name="P2"/>
        </draw:line>
        <draw:frame draw:style-name="gr21" draw:text-style-name="P10" draw:layer="layout" svg:width="3.411cm" svg:height="0.725cm" svg:x="12.346cm" svg:y="7.847cm">
          <draw:text-box>
            <text:p text:style-name="P2"><text:span text:style-name="T7">2. Take player</text:span></text:p>
          </draw:text-box>
        </draw:frame>
        <draw:frame draw:style-name="gr22" draw:text-style-name="P10" draw:layer="layout" svg:width="3.33cm" svg:height="0.725cm" svg:x="13.02cm" svg:y="11.457cm">
          <draw:text-box>
            <text:p text:style-name="P2"><text:span text:style-name="T7">3. Migrate OK</text:span></text:p>
          </draw:text-box>
        </draw:frame>
        <draw:frame draw:style-name="gr23" draw:text-style-name="P11" draw:layer="layout" svg:width="1.137cm" svg:height="0.569cm" svg:x="7.99cm" svg:y="6.405cm">
          <draw:text-box>
            <text:p text:style-name="P2"><text:span text:style-name="T8">TCP</text:span></text:p>
          </draw:text-box>
        </draw:frame>
        <draw:frame draw:style-name="gr23" draw:text-style-name="P11" draw:layer="layout" svg:width="1.137cm" svg:height="0.569cm" svg:x="12.796cm" svg:y="6.405cm">
          <draw:text-box>
            <text:p text:style-name="P2"><text:span text:style-name="T8">TCP</text:span></text:p>
          </draw:text-box>
        </draw:frame>
        <draw:frame draw:style-name="gr24" draw:text-style-name="P12" draw:layer="layout" svg:width="1.174cm" svg:height="0.569cm" svg:x="7.99cm" svg:y="13.54cm">
          <draw:text-box>
            <text:p text:style-name="P2"><text:span text:style-name="T9">UDP</text:span></text:p>
          </draw:text-box>
        </draw:frame>
        <draw:frame draw:style-name="gr24" draw:text-style-name="P12" draw:layer="layout" svg:width="1.174cm" svg:height="0.569cm" svg:x="12.728cm" svg:y="13.54cm">
          <draw:text-box>
            <text:p text:style-name="P2"><text:span text:style-name="T9">UDP</text:span></text:p>
          </draw:text-box>
        </draw:frame>
        <draw:frame draw:style-name="gr25" draw:text-style-name="P4" draw:layer="layout" svg:width="19.663cm" svg:height="4.991cm" svg:x="1.26cm" svg:y="17.465cm">
          <draw:text-box>
            <text:p text:style-name="P2"><text:span text:style-name="T2">- the old server decides that where the player is moving is out of his bounds</text:span></text:p>
            <text:p text:style-name="P2"><text:span text:style-name="T2">- the old server send 1' to the client to notify it of the move</text:span></text:p>
            <text:p text:style-name="P2"><text:span text:style-name="T2">- after receiving 1' the client switches to the MIGRATE state</text:span></text:p>
            <text:p text:style-name="P2"><text:span text:style-name="T2">- the old server sends message1 to the master, this message containing</text:span></text:p>
            <text:p text:style-name="P2"><text:span text:style-name="T2">player data</text:span></text:p>
            <text:p text:style-name="P2"><text:span text:style-name="T2">- the master determines what server has the new region for the player and</text:span></text:p>
            <text:p text:style-name="P2"><text:span text:style-name="T2">forwards the message</text:span></text:p>
            <text:p text:style-name="P2"><text:span text:style-name="T2">- the new server receives the client and updates his structures</text:span></text:p>
            <text:p text:style-name="P2"><text:span text:style-name="T2">- the new servers notifies the client the migration is over</text:span></text:p>
            <text:p text:style-name="P2"><text:span text:style-name="T2">- the client answeres with a ACK message</text:span></text:p>
          </draw:text-box>
        </draw:frame>
        <draw:line draw:style-name="gr16" draw:text-style-name="P1" draw:layer="layout" svg:x1="14.517cm" svg:y1="14.58cm" svg:x2="17.721cm" svg:y2="12.175cm">
          <text:p text:style-name="P2"/>
        </draw:line>
        <draw:frame draw:style-name="gr26" draw:text-style-name="P10" draw:layer="layout" svg:width="4.388cm" svg:height="0.725cm" svg:x="15.69cm" svg:y="13.618cm">
          <draw:text-box>
            <text:p text:style-name="P2"><text:span text:style-name="T7">4. Migrate OK ACK</text:span></text:p>
          </draw:text-box>
        </draw:frame>
        <draw:frame draw:style-name="gr27" draw:text-style-name="P13" draw:layer="layout" svg:width="7.208cm" svg:height="0.887cm" svg:x="3.255cm" svg:y="12.261cm">
          <draw:text-box>
            <text:p text:style-name="P2"><text:span text:style-name="T10">(nothing happens if message is lost:</text:span></text:p>
            <text:p text:style-name="P2"><text:span text:style-name="T10">the client will send some unprocessed messages)</text:span></text:p>
          </draw:text-box>
        </draw:frame>
        <draw:frame draw:style-name="gr28" draw:text-style-name="P13" draw:layer="layout" svg:width="7.163cm" svg:height="0.569cm" svg:x="11.744cm" svg:y="12.175cm">
          <draw:text-box>
            <text:p text:style-name="P2"><text:span text:style-name="T10">(retransmited if no ACK received in a time period)</text:span></text:p>
          </draw:text-box>
        </draw:frame>
        <draw:frame draw:style-name="gr29" draw:text-style-name="P13" draw:layer="layout" svg:width="4.564cm" svg:height="0.887cm" svg:x="15.822cm" svg:y="14.184cm">
          <draw:text-box>
            <text:p text:style-name="P2"><text:span text:style-name="T10">(sent every time a Migrate OK</text:span></text:p>
            <text:p text:style-name="P2"><text:span text:style-name="T10">message is received)</text:span></text:p>
          </draw:text-box>
        </draw:frame>
        <draw:frame draw:style-name="gr12" draw:text-style-name="P7" draw:layer="layout" svg:width="5.341cm" svg:height="0.962cm" svg:x="1.457cm" svg:y="1.173cm">
          <draw:text-box>
            <text:p text:style-name="P2"><text:span text:style-name="T6">Client migration</text:span></text:p>
          </draw:text-box>
        </draw:frame>
      </draw:page>
      <draw:page draw:name="Region Handoff" draw:style-name="dp1" draw:master-page-name="Default">
        <draw:custom-shape draw:style-name="gr13" draw:text-style-name="P8" draw:layer="layout" svg:width="9.077cm" svg:height="1.923cm" svg:x="1.702cm" svg:y="4.481cm">
          <text:p text:style-name="P5"><text:span text:style-name="T1">Mast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8" draw:layer="layout" svg:width="3.738cm" svg:height="3.366cm" svg:x="1.702cm" svg:y="8.809cm">
          <text:p text:style-name="P5"><text:span text:style-name="T1">Old</text:span></text:p>
          <text:p text:style-name="P5"><text:span text:style-name="T1">Server</text:span></text:p>
          <text:p text:style-name="P5"><text:span text:style-name="T1">(S1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8" draw:layer="layout" svg:width="3.738cm" svg:height="3.366cm" svg:x="16.653cm" svg:y="8.809cm">
          <text:p text:style-name="P5"><text:span text:style-name="T1">New</text:span></text:p>
          <text:p text:style-name="P5"><text:span text:style-name="T1">Server</text:span></text:p>
          <text:p text:style-name="P5"><text:span text:style-name="T1">(S2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layer="layout" svg:width="6.941cm" svg:height="1.443cm" svg:x="7.576cm" svg:y="14.099cm">
          <text:p text:style-name="P5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06cm" svg:y1="11.694cm" svg:x2="8.11cm" svg:y2="14.099cm">
          <text:p text:style-name="P2"/>
        </draw:line>
        <draw:line draw:style-name="gr18" draw:text-style-name="P9" draw:layer="layout" svg:x1="4.906cm" svg:y1="9.29cm" svg:x2="4.906cm" svg:y2="6.405cm">
          <text:p text:style-name="P2"/>
        </draw:line>
        <draw:frame draw:style-name="gr30" draw:text-style-name="P10" draw:layer="layout" svg:width="3.352cm" svg:height="0.725cm" svg:x="0.635cm" svg:y="6.886cm">
          <draw:text-box>
            <text:p text:style-name="P2"><text:span text:style-name="T7">1. Give region</text:span></text:p>
          </draw:text-box>
        </draw:frame>
        <draw:line draw:style-name="gr20" draw:text-style-name="P9" draw:layer="layout" svg:x1="9.712cm" svg:y1="6.405cm" svg:x2="17.187cm" svg:y2="9.29cm">
          <text:p text:style-name="P2"/>
        </draw:line>
        <draw:line draw:style-name="gr16" draw:text-style-name="P9" draw:layer="layout" svg:x1="17.187cm" svg:y1="11.694cm" svg:x2="13.983cm" svg:y2="14.099cm">
          <text:p text:style-name="P2"/>
        </draw:line>
        <draw:frame draw:style-name="gr23" draw:text-style-name="P11" draw:layer="layout" svg:width="1.137cm" svg:height="0.569cm" svg:x="4.906cm" svg:y="6.405cm">
          <draw:text-box>
            <text:p text:style-name="P2"><text:span text:style-name="T8">TCP</text:span></text:p>
          </draw:text-box>
        </draw:frame>
        <draw:frame draw:style-name="gr23" draw:text-style-name="P11" draw:layer="layout" svg:width="1.137cm" svg:height="0.569cm" svg:x="8.644cm" svg:y="6.405cm">
          <draw:text-box>
            <text:p text:style-name="P2"><text:span text:style-name="T8">TCP</text:span></text:p>
          </draw:text-box>
        </draw:frame>
        <draw:frame draw:style-name="gr24" draw:text-style-name="P12" draw:layer="layout" svg:width="1.174cm" svg:height="0.569cm" svg:x="7.99cm" svg:y="13.54cm">
          <draw:text-box>
            <text:p text:style-name="P2"><text:span text:style-name="T9">UDP</text:span></text:p>
          </draw:text-box>
        </draw:frame>
        <draw:frame draw:style-name="gr24" draw:text-style-name="P12" draw:layer="layout" svg:width="1.174cm" svg:height="0.569cm" svg:x="12.728cm" svg:y="13.54cm">
          <draw:text-box>
            <text:p text:style-name="P2"><text:span text:style-name="T9">UDP</text:span></text:p>
          </draw:text-box>
        </draw:frame>
        <draw:line draw:style-name="gr16" draw:text-style-name="P1" draw:layer="layout" svg:x1="14.517cm" svg:y1="14.58cm" svg:x2="17.721cm" svg:y2="12.175cm">
          <text:p text:style-name="P2"/>
        </draw:line>
        <draw:frame draw:style-name="gr27" draw:text-style-name="P13" draw:layer="layout" svg:width="7.208cm" svg:height="0.887cm" svg:x="4.372cm" svg:y="12.656cm">
          <draw:text-box>
            <text:p text:style-name="P2"><text:span text:style-name="T10">(nothing happens if message is lost:</text:span></text:p>
            <text:p text:style-name="P2"><text:span text:style-name="T10">the client will send some unprocessed messages)</text:span></text:p>
          </draw:text-box>
        </draw:frame>
        <draw:line draw:style-name="gr20" draw:text-style-name="P9" draw:layer="layout" svg:x1="3.838cm" svg:y1="6.405cm" svg:x2="3.838cm" svg:y2="8.809cm">
          <text:p text:style-name="P2"/>
        </draw:line>
        <draw:custom-shape draw:style-name="gr14" draw:text-style-name="P8" draw:layer="layout" svg:width="3.738cm" svg:height="3.366cm" svg:x="16.653cm" svg:y="4.001cm">
          <text:p text:style-name="P5"><text:span text:style-name="T1">Another</text:span></text:p>
          <text:p text:style-name="P5"><text:span text:style-name="T1">Ser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0" draw:text-style-name="P9" draw:layer="layout" svg:x1="10.78cm" svg:y1="5.443cm" svg:x2="16.653cm" svg:y2="5.443cm">
          <text:p text:style-name="P2"/>
        </draw:line>
        <draw:line draw:style-name="gr20" draw:text-style-name="P9" draw:layer="layout" svg:x1="10.78cm" svg:y1="5.924cm" svg:x2="18.255cm" svg:y2="8.809cm">
          <text:p text:style-name="P2"/>
        </draw:line>
        <draw:frame draw:style-name="gr31" draw:text-style-name="P10" draw:layer="layout" svg:width="3.876cm" svg:height="0.725cm" svg:x="9.618cm" svg:y="7.367cm">
          <draw:text-box>
            <text:p text:style-name="P2"><text:span text:style-name="T7">1. Moving region</text:span></text:p>
          </draw:text-box>
        </draw:frame>
        <draw:frame draw:style-name="gr31" draw:text-style-name="P10" draw:layer="layout" svg:width="3.876cm" svg:height="0.725cm" svg:x="11.313cm" svg:y="4.746cm">
          <draw:text-box>
            <text:p text:style-name="P2"><text:span text:style-name="T7">1. Moving region</text:span></text:p>
          </draw:text-box>
        </draw:frame>
        <draw:frame draw:style-name="gr32" draw:text-style-name="P10" draw:layer="layout" svg:width="2.548cm" svg:height="0.725cm" svg:x="6.404cm" svg:y="12.175cm">
          <draw:text-box>
            <text:p text:style-name="P2"><text:span text:style-name="T7">2. Migrate</text:span></text:p>
          </draw:text-box>
        </draw:frame>
        <draw:frame draw:style-name="gr33" draw:text-style-name="P10" draw:layer="layout" svg:width="3.528cm" svg:height="0.725cm" svg:x="4.906cm" svg:y="7.847cm">
          <draw:text-box>
            <text:p text:style-name="P2"><text:span text:style-name="T7">3. Move region</text:span></text:p>
          </draw:text-box>
        </draw:frame>
        <draw:frame draw:style-name="gr34" draw:text-style-name="P10" draw:layer="layout" svg:width="3.439cm" svg:height="0.725cm" svg:x="13.603cm" svg:y="6.405cm">
          <draw:text-box>
            <text:p text:style-name="P2"><text:span text:style-name="T7">4. Take region</text:span></text:p>
          </draw:text-box>
        </draw:frame>
        <draw:frame draw:style-name="gr22" draw:text-style-name="P10" draw:layer="layout" svg:width="3.33cm" svg:height="0.725cm" svg:x="13.021cm" svg:y="11.458cm">
          <draw:text-box>
            <text:p text:style-name="P2"><text:span text:style-name="T7">5. Migrate OK</text:span></text:p>
          </draw:text-box>
        </draw:frame>
        <draw:frame draw:style-name="gr26" draw:text-style-name="P10" draw:layer="layout" svg:width="4.388cm" svg:height="0.725cm" svg:x="15.691cm" svg:y="13.619cm">
          <draw:text-box>
            <text:p text:style-name="P2"><text:span text:style-name="T7">6. Migrate OK ACK</text:span></text:p>
          </draw:text-box>
        </draw:frame>
        <draw:frame draw:style-name="gr28" draw:text-style-name="P13" draw:layer="layout" svg:width="7.163cm" svg:height="0.569cm" svg:x="11.082cm" svg:y="12.109cm">
          <draw:text-box>
            <text:p text:style-name="P2"><text:span text:style-name="T10">(retransmited if no ACK received in a time period)</text:span></text:p>
          </draw:text-box>
        </draw:frame>
        <draw:frame draw:style-name="gr29" draw:text-style-name="P13" draw:layer="layout" svg:width="4.564cm" svg:height="0.887cm" svg:x="15.823cm" svg:y="14.185cm">
          <draw:text-box>
            <text:p text:style-name="P2"><text:span text:style-name="T10">(sent every time a Migrate OK</text:span></text:p>
            <text:p text:style-name="P2"><text:span text:style-name="T10">message is received)</text:span></text:p>
          </draw:text-box>
        </draw:frame>
        <draw:frame draw:style-name="gr35" draw:text-style-name="P13" draw:layer="layout" svg:width="3.71cm" svg:height="0.887cm" svg:x="0.662cm" svg:y="7.367cm">
          <draw:text-box>
            <text:p text:style-name="P2"><text:span text:style-name="T10">(region coordinates and</text:span></text:p>
            <text:p text:style-name="P2"><text:span text:style-name="T10">address of new server)</text:span></text:p>
          </draw:text-box>
        </draw:frame>
        <draw:frame draw:style-name="gr36" draw:text-style-name="P13" draw:layer="layout" svg:width="4.659cm" svg:height="0.887cm" svg:x="4.906cm" svg:y="8.328cm">
          <draw:text-box>
            <text:p text:style-name="P2"><text:span text:style-name="T10">(the whole region is transmited</text:span></text:p>
            <text:p text:style-name="P2"><text:span text:style-name="T10">in this message)</text:span></text:p>
          </draw:text-box>
        </draw:frame>
        <draw:frame draw:style-name="gr35" draw:text-style-name="P13" draw:layer="layout" svg:width="3.71cm" svg:height="0.887cm" svg:x="9.739cm" svg:y="7.847cm">
          <draw:text-box>
            <text:p text:style-name="P2"><text:span text:style-name="T10">(region coordinates and</text:span></text:p>
            <text:p text:style-name="P2"><text:span text:style-name="T10">address of new server)</text:span></text:p>
          </draw:text-box>
        </draw:frame>
        <draw:frame draw:style-name="gr37" draw:text-style-name="P13" draw:layer="layout" svg:width="2.449cm" svg:height="0.569cm" svg:x="14.21cm" svg:y="6.886cm">
          <draw:text-box>
            <text:p text:style-name="P2"><text:span text:style-name="T10">(whole region)</text:span></text:p>
          </draw:text-box>
        </draw:frame>
        <draw:frame draw:style-name="gr25" draw:text-style-name="P4" draw:layer="layout" svg:width="17.398cm" svg:height="4.8cm" svg:x="2.237cm" svg:y="17.466cm">
          <draw:text-box>
            <text:p text:style-name="P2"><text:span text:style-name="T2">- The master decides region x,y must be moved from server S1 to server S2</text:span></text:p>
            <text:p text:style-name="P2"><text:span text:style-name="T2">- The master send a GIVE_REGION message to server S1 and a MOVING_REGION message to all other servers</text:span></text:p>
            <text:p text:style-name="P2"><text:span text:style-name="T2">- Server S1 send all its clients a MIGRATE message</text:span></text:p>
            <text:p text:style-name="P2"><text:span text:style-name="T2">- Server S1 send the master a MOVE_REGION message containing the whole region</text:span></text:p>
            <text:p text:style-name="P2"><text:span text:style-name="T2">- The master forwards the message to S2 with the TAKE_REGION type</text:span></text:p>
            <text:p text:style-name="P2"><text:span text:style-name="T2">- After receiving the message containing the region, server S2 send an MIGRATE_OK message</text:span></text:p>
            <text:p text:style-name="P2"><text:span text:style-name="T2">to all clients and starts regular updates with the new region and the new players</text:span></text:p>
          </draw:text-box>
        </draw:frame>
        <draw:frame draw:style-name="gr12" draw:text-style-name="P7" draw:layer="layout" svg:width="5.235cm" svg:height="0.962cm" svg:x="1.457cm" svg:y="1.173cm">
          <draw:text-box>
            <text:p text:style-name="P2"><text:span text:style-name="T6">Region Hando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ihai Paslariu</meta:initial-creator>
    <meta:creation-date>2007-06-05T13:41:36</meta:creation-date>
    <dc:date>2007-07-12T13:17:23</dc:date>
    <dc:language>en-CA</dc:language>
    <meta:editing-cycles>4</meta:editing-cycles>
    <meta:editing-duration>PT3M53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